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.561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159cm"/>
    </style:style>
    <style:style style:name="co8" style:family="table-column">
      <style:table-column-properties fo:break-before="auto" style:column-width="2.969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3.30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1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14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1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text-position="sub 58%"/>
    </style:style>
    <style:style style:name="T4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Выборка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Вероятности </text:p>
          </table:table-cell>
          <table:table-cell table:style-name="ce4" office:value-type="string" calcext:value-type="string" table:number-columns-spanned="1" table:number-rows-spanned="2">
            <text:p>Теоретическая</text:p>
            <text:p>Вероятность </text:p>
          </table:table-cell>
          <table:table-cell table:style-name="ce1" office:value-type="string" calcext:value-type="string" table:number-columns-spanned="3" table:number-rows-spanned="1">
            <text:p>Объем выборки </text:p>
          </table:table-cell>
          <table:covered-table-cell table:number-columns-repeated="2" table:style-name="ce7"/>
          <table:table-cell table:number-columns-repeated="16379"/>
        </table:table-row>
        <table:table-row table:style-name="ro1">
          <table:covered-table-cell table:number-columns-repeated="2" table:style-name="ce3"/>
          <table:table-cell office:value-type="float" office:value="10" calcext:value-type="float">
            <text:p>10</text:p>
          </table:table-cell>
          <table:table-cell office:value-type="string" calcext:value-type="string">
            <text:p>10<text:span text:style-name="T4">3</text:span></text:p>
          </table:table-cell>
          <table:table-cell office:value-type="string" calcext:value-type="string">
            <text:p>10<text:span text:style-name="T4">6</text:span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1">Появления нуля P</text:span><text:span text:style-name="T2">0</text:span>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52" calcext:value-type="float">
            <text:p>0,52</text:p>
          </table:table-cell>
          <table:table-cell office:value-type="float" office:value="0.5007" calcext:value-type="float">
            <text:p>0,5007</text:p>
          </table:table-cell>
          <table:table-cell table:number-columns-repeated="16379"/>
        </table:table-row>
        <table:table-row table:style-name="ro2">
          <table:table-cell table:style-name="ce7" office:value-type="string" calcext:value-type="string">
            <text:p>Появления единицы P<text:span text:style-name="T3">1</text:span>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48" calcext:value-type="float">
            <text:p>0,48</text:p>
          </table:table-cell>
          <table:table-cell office:value-type="float" office:value="0.5093" calcext:value-type="float">
            <text:p>0,5093</text:p>
          </table:table-cell>
          <table:table-cell table:number-columns-repeated="16379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Единицы" table:style-name="ta1">
        <table:shapes>
          <draw:frame draw:z-index="0" draw:style-name="gr1" draw:text-style-name="P1" svg:width="15.999cm" svg:height="8.999cm" svg:x="10.258cm" svg:y="2.495cm">
            <draw:object draw:notify-on-update-of-ranges="Единицы.E2:Единицы.E4 Единицы.F1:Единицы.F1 Единицы.F2:Единицы.F4 Единицы.G1:Единицы.G1 Единицы.G2:Единицы.G4 Единицы.H1:Единицы.H1 Единицы.H2:Единицы.H4 Единицы.I1:Единицы.I1 Единицы.I2:Единицы.I4 Единицы.J1:Единицы.J1 Единицы.J2:Единицы.J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1" table:default-cell-style-name="ce3"/>
        <table:table-row table:style-name="ro1">
          <table:table-cell office:value-type="string" calcext:value-type="string">
            <text:p>Биты</text:p>
          </table:table-cell>
          <table:table-cell office:value-type="string" calcext:value-type="string">
            <text:p>Вероятность</text:p>
          </table:table-cell>
          <table:table-cell office:value-type="string" calcext:value-type="string">
            <text:p>Кол-во ед.</text:p>
          </table:table-cell>
          <table:table-cell table:number-columns-repeated="2"/>
          <table:table-cell office:value-type="string" calcext:value-type="string">
            <text:p>0 ед</text:p>
          </table:table-cell>
          <table:table-cell office:value-type="string" calcext:value-type="string">
            <text:p>1 ед</text:p>
          </table:table-cell>
          <table:table-cell office:value-type="string" calcext:value-type="string">
            <text:p>2 ед</text:p>
          </table:table-cell>
          <table:table-cell office:value-type="string" calcext:value-type="string">
            <text:p>3 ед</text:p>
          </table:table-cell>
          <table:table-cell office:value-type="string" calcext:value-type="string">
            <text:p>4 ед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00</text:p>
          </table:table-cell>
          <table:table-cell office:value-type="float" office:value="0.250317" calcext:value-type="float">
            <text:p>0,250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 бита</text:p>
          </table:table-cell>
          <table:table-cell office:value-type="float" office:value="0.250317" calcext:value-type="float">
            <text:p>0,250317</text:p>
          </table:table-cell>
          <table:table-cell office:value-type="float" office:value="0.499506" calcext:value-type="float">
            <text:p>0,499506</text:p>
          </table:table-cell>
          <table:table-cell office:value-type="float" office:value="0.250176" calcext:value-type="float">
            <text:p>0,250176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01</text:p>
          </table:table-cell>
          <table:table-cell office:value-type="float" office:value="0.249753" calcext:value-type="float">
            <text:p>0,249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 бита</text:p>
          </table:table-cell>
          <table:table-cell office:value-type="float" office:value="0.125421" calcext:value-type="float">
            <text:p>0,125421</text:p>
          </table:table-cell>
          <table:table-cell office:value-type="float" office:value="0.374625" calcext:value-type="float">
            <text:p>0,374625</text:p>
          </table:table-cell>
          <table:table-cell office:value-type="float" office:value="0.374695" calcext:value-type="float">
            <text:p>0,374695</text:p>
          </table:table-cell>
          <table:table-cell office:value-type="float" office:value="0.125257" calcext:value-type="float">
            <text:p>0,125257</text:p>
          </table:table-cell>
          <table:table-cell table:style-name="ce9" office:value-type="string" calcext:value-type="string">
            <text:p>-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10</text:p>
          </table:table-cell>
          <table:table-cell office:value-type="float" office:value="0.249753" calcext:value-type="float">
            <text:p>0,249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 бита</text:p>
          </table:table-cell>
          <table:table-cell office:value-type="float" office:value="0.062931" calcext:value-type="float">
            <text:p>0,062931</text:p>
          </table:table-cell>
          <table:table-cell office:value-type="float" office:value="0.249709" calcext:value-type="float">
            <text:p>0,249709</text:p>
          </table:table-cell>
          <table:table-cell office:value-type="float" office:value="0.374917" calcext:value-type="float">
            <text:p>0,374917</text:p>
          </table:table-cell>
          <table:table-cell office:value-type="float" office:value="0.249589" calcext:value-type="float">
            <text:p>0,249589</text:p>
          </table:table-cell>
          <table:table-cell office:value-type="float" office:value="0.062851" calcext:value-type="float">
            <text:p>0,062851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11</text:p>
          </table:table-cell>
          <table:table-cell office:value-type="float" office:value="0.250176" calcext:value-type="float">
            <text:p>0,250176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00</text:p>
          </table:table-cell>
          <table:table-cell office:value-type="float" office:value="0.125421" calcext:value-type="float">
            <text:p>0,125421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01</text:p>
          </table:table-cell>
          <table:table-cell office:value-type="float" office:value="0.124895" calcext:value-type="float">
            <text:p>0,124895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10</text:p>
          </table:table-cell>
          <table:table-cell office:value-type="float" office:value="0.124834" calcext:value-type="float">
            <text:p>0,124834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11</text:p>
          </table:table-cell>
          <table:table-cell office:value-type="float" office:value="0.124919" calcext:value-type="float">
            <text:p>0,124919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0.124896" calcext:value-type="float">
            <text:p>0,124896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01</text:p>
          </table:table-cell>
          <table:table-cell office:value-type="float" office:value="0.124857" calcext:value-type="float">
            <text:p>0,124857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10</text:p>
          </table:table-cell>
          <table:table-cell office:value-type="float" office:value="0.124919" calcext:value-type="float">
            <text:p>0,124919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11</text:p>
          </table:table-cell>
          <table:table-cell office:value-type="float" office:value="0.125257" calcext:value-type="float">
            <text:p>0,125257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0000</text:p>
          </table:table-cell>
          <table:table-cell office:value-type="float" office:value="0.062931" calcext:value-type="float">
            <text:p>0,062931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001</text:p>
          </table:table-cell>
          <table:table-cell office:value-type="float" office:value="0.062489" calcext:value-type="float">
            <text:p>0,062489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010</text:p>
          </table:table-cell>
          <table:table-cell office:value-type="float" office:value="0.062468" calcext:value-type="float">
            <text:p>0,062468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011</text:p>
          </table:table-cell>
          <table:table-cell office:value-type="float" office:value="0.062427" calcext:value-type="float">
            <text:p>0,062427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00</text:p>
          </table:table-cell>
          <table:table-cell office:value-type="float" office:value="0.062262" calcext:value-type="float">
            <text:p>0,062262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01</text:p>
          </table:table-cell>
          <table:table-cell office:value-type="float" office:value="0.062572" calcext:value-type="float">
            <text:p>0,062572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10</text:p>
          </table:table-cell>
          <table:table-cell office:value-type="float" office:value="0.062513" calcext:value-type="float">
            <text:p>0,062513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0111</text:p>
          </table:table-cell>
          <table:table-cell office:value-type="float" office:value="0.062406" calcext:value-type="float">
            <text:p>0,062406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1000</text:p>
          </table:table-cell>
          <table:table-cell office:value-type="float" office:value="0.06249" calcext:value-type="float">
            <text:p>0,06249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1001</text:p>
          </table:table-cell>
          <table:table-cell office:value-type="float" office:value="0.062406" calcext:value-type="float">
            <text:p>0,062406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1010</text:p>
          </table:table-cell>
          <table:table-cell office:value-type="float" office:value="0.062365" calcext:value-type="float">
            <text:p>0,062365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1011</text:p>
          </table:table-cell>
          <table:table-cell office:value-type="float" office:value="0.062492" calcext:value-type="float">
            <text:p>0,062492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1100</text:p>
          </table:table-cell>
          <table:table-cell office:value-type="float" office:value="0.062634" calcext:value-type="float">
            <text:p>0,062634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1101</text:p>
          </table:table-cell>
          <table:table-cell office:value-type="float" office:value="0.062285" calcext:value-type="float">
            <text:p>0,062285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1110</text:p>
          </table:table-cell>
          <table:table-cell office:value-type="float" office:value="0.062406" calcext:value-type="float">
            <text:p>0,062406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table:style-name="ce9" office:value-type="string" calcext:value-type="string">
            <text:p>1111</text:p>
          </table:table-cell>
          <table:table-cell office:value-type="float" office:value="0.062851" calcext:value-type="float">
            <text:p>0,062851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012" calcext:value-type="float">
            <text:p>0,50012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988" calcext:value-type="float">
            <text:p>0,49988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style-name="Default" table:number-columns-repeated="6"/>
          <table:table-cell table:number-columns-repeated="16378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Маскирование" table:style-name="ta1">
        <table:shapes>
          <draw:frame draw:z-index="0" draw:name="Punmask" draw:style-name="gr1" draw:text-style-name="P1" svg:width="31.405cm" svg:height="8.735cm" svg:x="13.222cm" svg:y="0.312cm">
            <draw:object draw:notify-on-update-of-ranges="Маскирование.A2:Маскирование.A257 Маскирование.B1:Маскирование.B1 Маскирование.B2:Маскирование.B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6" table:number-columns-repeated="16380" table:default-cell-style-name="ce14"/>
        <table:table-row table:style-name="ro1">
          <table:table-cell table:style-name="ce3" office:value-type="string" calcext:value-type="string">
            <text:p>N<text:span text:style-name="T3">s</text:span></text:p>
          </table:table-cell>
          <table:table-cell table:style-name="ce3" office:value-type="string" calcext:value-type="string">
            <text:p>P<text:span text:style-name="T3">unmask</text:span></text:p>
          </table:table-cell>
          <table:table-cell table:style-name="ce3" office:value-type="string" calcext:value-type="string">
            <text:p>P<text:span text:style-name="T3">mask</text:span></text:p>
          </table:table-cell>
          <table:table-cell table:style-name="ce3" office:value-type="string" calcext:value-type="string">
            <text:p>P<text:span text:style-name="T3">predominance</text:span></text:p>
          </table:table-cell>
          <table:table-cell table:number-columns-repeated="10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405396" calcext:value-type="float">
            <text:p>0,00405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table:number-columns-repeated="2"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425836" calcext:value-type="float">
            <text:p>0,00425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344076" calcext:value-type="float">
            <text:p>0,00344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459903" calcext:value-type="float">
            <text:p>0,00459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44287" calcext:value-type="float">
            <text:p>0,00442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5836" calcext:value-type="float">
            <text:p>0,004258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9683" calcext:value-type="float">
            <text:p>0,004497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office:value-type="float" office:value="0.02446" calcext:value-type="float">
            <text:p>0,024460</text:p>
          </table:table-cell>
          <table:table-cell office:value-type="float" office:value="0.00419023" calcext:value-type="float">
            <text:p>0,004190</text:p>
          </table:table-cell>
          <table:table-cell office:value-type="float" office:value="0.00344076" calcext:value-type="float">
            <text:p>0,00344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6276" calcext:value-type="float">
            <text:p>0,004463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office:value-type="float" office:value="0.02446" calcext:value-type="float">
            <text:p>0,024460</text:p>
          </table:table-cell>
          <table:table-cell office:value-type="float" office:value="0.00381549" calcext:value-type="float">
            <text:p>0,003815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08803" calcext:value-type="float">
            <text:p>0,004088</text:p>
          </table:table-cell>
          <table:table-cell table:style-name="Default">
            <draw:frame draw:z-index="1" draw:style-name="gr1" draw:text-style-name="P1" svg:width="31.525cm" svg:height="9.047cm" svg:x="2.23cm" svg:y="0.083cm">
              <draw:object draw:notify-on-update-of-ranges="Маскирование.A2:Маскирование.A257 Маскирование.C1:Маскирование.C1 Маскирование.C2:Маскирование.C25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476937" calcext:value-type="float">
            <text:p>0,00476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5309" calcext:value-type="float">
            <text:p>0,004531</text:p>
          </table:table-cell>
          <table:table-cell office:value-type="float" office:value="0.00330449" calcext:value-type="float">
            <text:p>0,00330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59903" calcext:value-type="float">
            <text:p>0,004599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347482" calcext:value-type="float">
            <text:p>0,00347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9243" calcext:value-type="float">
            <text:p>0,004292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419023" calcext:value-type="float">
            <text:p>0,00419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47482" calcext:value-type="float">
            <text:p>0,00347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439463" calcext:value-type="float">
            <text:p>0,00439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30449" calcext:value-type="float">
            <text:p>0,003304</text:p>
          </table:table-cell>
          <table:table-cell table:style-name="Default"/>
          <table:table-cell table:style-name="Default">
            <draw:frame draw:z-index="2" draw:style-name="gr1" draw:text-style-name="P1" svg:width="31.461cm" svg:height="9.048cm" svg:x="0.036cm" svg:y="0cm">
              <draw:object draw:notify-on-update-of-ranges="Маскирование.A2:Маскирование.A257 Маскирование.D1:Маскирование.D1 Маскирование.C2:Маскирование.C25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44287" calcext:value-type="float">
            <text:p>0,00442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office:value-type="float" office:value="0.0747087" calcext:value-type="float">
            <text:p>0,074709</text:p>
          </table:table-cell>
          <table:table-cell office:value-type="float" office:value="0.00419023" calcext:value-type="float">
            <text:p>0,004190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office:value-type="float" office:value="0.00207808" calcext:value-type="float">
            <text:p>0,002078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office:value-type="float" office:value="0.000545071" calcext:value-type="float">
            <text:p>0,000545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425836" calcext:value-type="float">
            <text:p>0,00425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9243" calcext:value-type="float">
            <text:p>0,004292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office:value-type="float" office:value="0.0000340669" calcext:value-type="float">
            <text:p>0,000034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33856" calcext:value-type="float">
            <text:p>0,00333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office:value-type="float" office:value="0.000102201" calcext:value-type="float">
            <text:p>0,000102</text:p>
          </table:table-cell>
          <table:table-cell table:number-columns-repeated="2"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466717" calcext:value-type="float">
            <text:p>0,00466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44076" calcext:value-type="float">
            <text:p>0,00344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office:value-type="float" office:value="0.00817606" calcext:value-type="float">
            <text:p>0,008176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office:value-type="float" office:value="0.00160114" calcext:value-type="float">
            <text:p>0,001601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office:value-type="float" office:value="0.00562104" calcext:value-type="float">
            <text:p>0,005621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405396" calcext:value-type="float">
            <text:p>0,00405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67923" calcext:value-type="float">
            <text:p>0,00367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27042" calcext:value-type="float">
            <text:p>0,003270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347482" calcext:value-type="float">
            <text:p>0,00347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23636" calcext:value-type="float">
            <text:p>0,003236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340669" calcext:value-type="float">
            <text:p>0,00340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40669" calcext:value-type="float">
            <text:p>0,003407</text:p>
          </table:table-cell>
          <table:table-cell office:value-type="float" office:value="0.00405396" calcext:value-type="float">
            <text:p>0,00405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office:value-type="float" office:value="0.000953873" calcext:value-type="float">
            <text:p>0,000954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20229" calcext:value-type="float">
            <text:p>0,00320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439463" calcext:value-type="float">
            <text:p>0,00439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357703" calcext:value-type="float">
            <text:p>0,00357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office:value-type="float" office:value="0" calcext:value-type="float">
            <text:p>0,000000</text:p>
          </table:table-cell>
          <table:table-cell table:number-columns-repeated="2"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office:value-type="float" office:value="0.00044287" calcext:value-type="float">
            <text:p>0,000443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449683" calcext:value-type="float">
            <text:p>0,00449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287" calcext:value-type="float">
            <text:p>0,004429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office:value-type="float" office:value="0.000238468" calcext:value-type="float">
            <text:p>0,000238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7" calcext:value-type="float">
            <text:p>67</text:p>
          </table:table-cell>
          <table:table-cell office:value-type="float" office:value="0.0000340669" calcext:value-type="float">
            <text:p>0,000034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347482" calcext:value-type="float">
            <text:p>0,00347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office:value-type="float" office:value="0.000136268" calcext:value-type="float">
            <text:p>0,000136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69" calcext:value-type="float">
            <text:p>69</text:p>
          </table:table-cell>
          <table:table-cell office:value-type="float" office:value="0.000136268" calcext:value-type="float">
            <text:p>0,000136</text:p>
          </table:table-cell>
          <table:table-cell office:value-type="float" office:value="0.00323636" calcext:value-type="float">
            <text:p>0,003236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466717" calcext:value-type="float">
            <text:p>0,00466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1" calcext:value-type="float">
            <text:p>71</text:p>
          </table:table-cell>
          <table:table-cell office:value-type="float" office:value="0.000102201" calcext:value-type="float">
            <text:p>0,000102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367923" calcext:value-type="float">
            <text:p>0,00367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347482" calcext:value-type="float">
            <text:p>0,00347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5" calcext:value-type="float">
            <text:p>75</text:p>
          </table:table-cell>
          <table:table-cell office:value-type="float" office:value="0.0000340669" calcext:value-type="float">
            <text:p>0,000034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6" calcext:value-type="float">
            <text:p>7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490563" calcext:value-type="float">
            <text:p>0,00490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7" calcext:value-type="float">
            <text:p>7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8" calcext:value-type="float">
            <text:p>7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79" calcext:value-type="float">
            <text:p>7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0" calcext:value-type="float">
            <text:p>8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1" calcext:value-type="float">
            <text:p>8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2" calcext:value-type="float">
            <text:p>8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446276" calcext:value-type="float">
            <text:p>0,00446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3" calcext:value-type="float">
            <text:p>8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4" calcext:value-type="float">
            <text:p>8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41221" calcext:value-type="float">
            <text:p>0,00412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5" calcext:value-type="float">
            <text:p>8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9683" calcext:value-type="float">
            <text:p>0,004497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6" calcext:value-type="float">
            <text:p>8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7" calcext:value-type="float">
            <text:p>8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8" calcext:value-type="float">
            <text:p>8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89" calcext:value-type="float">
            <text:p>8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0" calcext:value-type="float">
            <text:p>9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449683" calcext:value-type="float">
            <text:p>0,00449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1" calcext:value-type="float">
            <text:p>9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2" calcext:value-type="float">
            <text:p>9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3" calcext:value-type="float">
            <text:p>9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4" calcext:value-type="float">
            <text:p>9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5" calcext:value-type="float">
            <text:p>9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6" calcext:value-type="float">
            <text:p>9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7" calcext:value-type="float">
            <text:p>9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8" calcext:value-type="float">
            <text:p>9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47482" calcext:value-type="float">
            <text:p>0,003475</text:p>
          </table:table-cell>
          <table:table-cell office:value-type="float" office:value="0.00306602" calcext:value-type="float">
            <text:p>0,00306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99" calcext:value-type="float">
            <text:p>9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357703" calcext:value-type="float">
            <text:p>0,00357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1" calcext:value-type="float">
            <text:p>10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1549" calcext:value-type="float">
            <text:p>0,003815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2" calcext:value-type="float">
            <text:p>10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3" calcext:value-type="float">
            <text:p>10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287" calcext:value-type="float">
            <text:p>0,004429</text:p>
          </table:table-cell>
          <table:table-cell office:value-type="float" office:value="0.00340669" calcext:value-type="float">
            <text:p>0,00340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4" calcext:value-type="float">
            <text:p>10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6276" calcext:value-type="float">
            <text:p>0,004463</text:p>
          </table:table-cell>
          <table:table-cell office:value-type="float" office:value="0.0041221" calcext:value-type="float">
            <text:p>0,00412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6" calcext:value-type="float">
            <text:p>10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41221" calcext:value-type="float">
            <text:p>0,00412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7" calcext:value-type="float">
            <text:p>10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8" calcext:value-type="float">
            <text:p>10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09" calcext:value-type="float">
            <text:p>109</text:p>
          </table:table-cell>
          <table:table-cell office:value-type="float" office:value="0.00044287" calcext:value-type="float">
            <text:p>0,000443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44076" calcext:value-type="float">
            <text:p>0,00344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0" calcext:value-type="float">
            <text:p>11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1" calcext:value-type="float">
            <text:p>1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347482" calcext:value-type="float">
            <text:p>0,00347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2" calcext:value-type="float">
            <text:p>11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3" calcext:value-type="float">
            <text:p>1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4" calcext:value-type="float">
            <text:p>11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5" calcext:value-type="float">
            <text:p>11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6" calcext:value-type="float">
            <text:p>11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7" calcext:value-type="float">
            <text:p>1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8" calcext:value-type="float">
            <text:p>11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19" calcext:value-type="float">
            <text:p>11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0" calcext:value-type="float">
            <text:p>12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446276" calcext:value-type="float">
            <text:p>0,00446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1" calcext:value-type="float">
            <text:p>12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37262" calcext:value-type="float">
            <text:p>0,00337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2" calcext:value-type="float">
            <text:p>1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13416" calcext:value-type="float">
            <text:p>0,003134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3" calcext:value-type="float">
            <text:p>12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287" calcext:value-type="float">
            <text:p>0,004429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4" calcext:value-type="float">
            <text:p>12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 office:value-type="float" office:value="0" calcext:value-type="float">
            <text:p>0,000000</text:p>
          </table:table-cell>
          <table:table-cell table:number-columns-repeated="2"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6" calcext:value-type="float">
            <text:p>12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5836" calcext:value-type="float">
            <text:p>0,004258</text:p>
          </table:table-cell>
          <table:table-cell office:value-type="float" office:value="0.00337262" calcext:value-type="float">
            <text:p>0,00337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7" calcext:value-type="float">
            <text:p>12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8" calcext:value-type="float">
            <text:p>128</text:p>
          </table:table-cell>
          <table:table-cell office:value-type="float" office:value="0.0190775" calcext:value-type="float">
            <text:p>0,019078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29" calcext:value-type="float">
            <text:p>129</text:p>
          </table:table-cell>
          <table:table-cell office:value-type="float" office:value="0.021905" calcext:value-type="float">
            <text:p>0,021905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0" calcext:value-type="float">
            <text:p>130</text:p>
          </table:table-cell>
          <table:table-cell office:value-type="float" office:value="0.024971" calcext:value-type="float">
            <text:p>0,024971</text:p>
          </table:table-cell>
          <table:table-cell office:value-type="float" office:value="0.00340669" calcext:value-type="float">
            <text:p>0,003407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1" calcext:value-type="float">
            <text:p>131</text:p>
          </table:table-cell>
          <table:table-cell office:value-type="float" office:value="0.0125707" calcext:value-type="float">
            <text:p>0,012571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2" calcext:value-type="float">
            <text:p>132</text:p>
          </table:table-cell>
          <table:table-cell office:value-type="float" office:value="0.000238468" calcext:value-type="float">
            <text:p>0,000238</text:p>
          </table:table-cell>
          <table:table-cell table:number-columns-repeated="2"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3" calcext:value-type="float">
            <text:p>133</text:p>
          </table:table-cell>
          <table:table-cell office:value-type="float" office:value="0.00507597" calcext:value-type="float">
            <text:p>0,005076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4" calcext:value-type="float">
            <text:p>134</text:p>
          </table:table-cell>
          <table:table-cell office:value-type="float" office:value="0.00126048" calcext:value-type="float">
            <text:p>0,00126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5" calcext:value-type="float">
            <text:p>135</text:p>
          </table:table-cell>
          <table:table-cell office:value-type="float" office:value="0.00555291" calcext:value-type="float">
            <text:p>0,005553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405396" calcext:value-type="float">
            <text:p>0,00405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6" calcext:value-type="float">
            <text:p>136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44287" calcext:value-type="float">
            <text:p>0,004429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7" calcext:value-type="float">
            <text:p>137</text:p>
          </table:table-cell>
          <table:table-cell office:value-type="float" office:value="0.000511004" calcext:value-type="float">
            <text:p>0,000511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8" calcext:value-type="float">
            <text:p>138</text:p>
          </table:table-cell>
          <table:table-cell office:value-type="float" office:value="0.0000340669" calcext:value-type="float">
            <text:p>0,000034</text:p>
          </table:table-cell>
          <table:table-cell office:value-type="float" office:value="0.0044287" calcext:value-type="float">
            <text:p>0,004429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39" calcext:value-type="float">
            <text:p>139</text:p>
          </table:table-cell>
          <table:table-cell office:value-type="float" office:value="0.00834639" calcext:value-type="float">
            <text:p>0,008346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97377" calcext:value-type="float">
            <text:p>0,00497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0" calcext:value-type="float">
            <text:p>140</text:p>
          </table:table-cell>
          <table:table-cell office:value-type="float" office:value="0.00923213" calcext:value-type="float">
            <text:p>0,009232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41221" calcext:value-type="float">
            <text:p>0,00412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1" calcext:value-type="float">
            <text:p>141</text:p>
          </table:table-cell>
          <table:table-cell office:value-type="float" office:value="0.000783539" calcext:value-type="float">
            <text:p>0,000784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2" calcext:value-type="float">
            <text:p>142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347482" calcext:value-type="float">
            <text:p>0,003475</text:p>
          </table:table-cell>
          <table:table-cell office:value-type="float" office:value="0.00419023" calcext:value-type="float">
            <text:p>0,00419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3" calcext:value-type="float">
            <text:p>143</text:p>
          </table:table-cell>
          <table:table-cell office:value-type="float" office:value="0.0102201" calcext:value-type="float">
            <text:p>0,01022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4" calcext:value-type="float">
            <text:p>144</text:p>
          </table:table-cell>
          <table:table-cell office:value-type="float" office:value="0.000817606" calcext:value-type="float">
            <text:p>0,000818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436056" calcext:value-type="float">
            <text:p>0,00436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5" calcext:value-type="float">
            <text:p>145</text:p>
          </table:table-cell>
          <table:table-cell office:value-type="float" office:value="0.00160114" calcext:value-type="float">
            <text:p>0,001601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446276" calcext:value-type="float">
            <text:p>0,00446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6" calcext:value-type="float">
            <text:p>146</text:p>
          </table:table-cell>
          <table:table-cell office:value-type="float" office:value="0.00241875" calcext:value-type="float">
            <text:p>0,002419</text:p>
          </table:table-cell>
          <table:table-cell office:value-type="float" office:value="0.00436056" calcext:value-type="float">
            <text:p>0,004361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7" calcext:value-type="float">
            <text:p>147</text:p>
          </table:table-cell>
          <table:table-cell office:value-type="float" office:value="0.000374736" calcext:value-type="float">
            <text:p>0,000375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8" calcext:value-type="float">
            <text:p>148</text:p>
          </table:table-cell>
          <table:table-cell office:value-type="float" office:value="0.000953873" calcext:value-type="float">
            <text:p>0,000954</text:p>
          </table:table-cell>
          <table:table-cell office:value-type="float" office:value="0.00419023" calcext:value-type="float">
            <text:p>0,004190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49" calcext:value-type="float">
            <text:p>149</text:p>
          </table:table-cell>
          <table:table-cell office:value-type="float" office:value="0.000374736" calcext:value-type="float">
            <text:p>0,000375</text:p>
          </table:table-cell>
          <table:table-cell office:value-type="float" office:value="0.00327042" calcext:value-type="float">
            <text:p>0,003270</text:p>
          </table:table-cell>
          <table:table-cell office:value-type="float" office:value="0.00429243" calcext:value-type="float">
            <text:p>0,0042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0" calcext:value-type="float">
            <text:p>150</text:p>
          </table:table-cell>
          <table:table-cell office:value-type="float" office:value="0.00044287" calcext:value-type="float">
            <text:p>0,000443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1" calcext:value-type="float">
            <text:p>151</text:p>
          </table:table-cell>
          <table:table-cell office:value-type="float" office:value="0.000681338" calcext:value-type="float">
            <text:p>0,000681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2" calcext:value-type="float">
            <text:p>152</text:p>
          </table:table-cell>
          <table:table-cell office:value-type="float" office:value="0.00289569" calcext:value-type="float">
            <text:p>0,002896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439463" calcext:value-type="float">
            <text:p>0,00439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3" calcext:value-type="float">
            <text:p>153</text:p>
          </table:table-cell>
          <table:table-cell office:value-type="float" office:value="0.000136268" calcext:value-type="float">
            <text:p>0,000136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4" calcext:value-type="float">
            <text:p>154</text:p>
          </table:table-cell>
          <table:table-cell office:value-type="float" office:value="0.000953873" calcext:value-type="float">
            <text:p>0,000954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357703" calcext:value-type="float">
            <text:p>0,00357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5" calcext:value-type="float">
            <text:p>155</text:p>
          </table:table-cell>
          <table:table-cell office:value-type="float" office:value="0.000408803" calcext:value-type="float">
            <text:p>0,000409</text:p>
          </table:table-cell>
          <table:table-cell office:value-type="float" office:value="0.00347482" calcext:value-type="float">
            <text:p>0,003475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6" calcext:value-type="float">
            <text:p>156</text:p>
          </table:table-cell>
          <table:table-cell office:value-type="float" office:value="0.000783539" calcext:value-type="float">
            <text:p>0,000784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7" calcext:value-type="float">
            <text:p>157</text:p>
          </table:table-cell>
          <table:table-cell office:value-type="float" office:value="0.00170335" calcext:value-type="float">
            <text:p>0,001703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419023" calcext:value-type="float">
            <text:p>0,00419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8" calcext:value-type="float">
            <text:p>158</text:p>
          </table:table-cell>
          <table:table-cell office:value-type="float" office:value="0.00190775" calcext:value-type="float">
            <text:p>0,001908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59" calcext:value-type="float">
            <text:p>159</text:p>
          </table:table-cell>
          <table:table-cell office:value-type="float" office:value="0.00109014" calcext:value-type="float">
            <text:p>0,001090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429243" calcext:value-type="float">
            <text:p>0,0042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0" calcext:value-type="float">
            <text:p>160</text:p>
          </table:table-cell>
          <table:table-cell office:value-type="float" office:value="0.000408803" calcext:value-type="float">
            <text:p>0,000409</text:p>
          </table:table-cell>
          <table:table-cell office:value-type="float" office:value="0.0044287" calcext:value-type="float">
            <text:p>0,004429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1" calcext:value-type="float">
            <text:p>161</text:p>
          </table:table-cell>
          <table:table-cell office:value-type="float" office:value="0.00258908" calcext:value-type="float">
            <text:p>0,002589</text:p>
          </table:table-cell>
          <table:table-cell office:value-type="float" office:value="0.00436056" calcext:value-type="float">
            <text:p>0,004361</text:p>
          </table:table-cell>
          <table:table-cell office:value-type="float" office:value="0.00357703" calcext:value-type="float">
            <text:p>0,00357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2" calcext:value-type="float">
            <text:p>162</text:p>
          </table:table-cell>
          <table:table-cell office:value-type="float" office:value="0.00115827" calcext:value-type="float">
            <text:p>0,001158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3" calcext:value-type="float">
            <text:p>163</text:p>
          </table:table-cell>
          <table:table-cell office:value-type="float" office:value="0.000238468" calcext:value-type="float">
            <text:p>0,000238</text:p>
          </table:table-cell>
          <table:table-cell office:value-type="float" office:value="0.00350889" calcext:value-type="float">
            <text:p>0,003509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4" calcext:value-type="float">
            <text:p>164</text:p>
          </table:table-cell>
          <table:table-cell office:value-type="float" office:value="0.0000340669" calcext:value-type="float">
            <text:p>0,000034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5" calcext:value-type="float">
            <text:p>165</text:p>
          </table:table-cell>
          <table:table-cell office:value-type="float" office:value="0.000272535" calcext:value-type="float">
            <text:p>0,000273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6" calcext:value-type="float">
            <text:p>16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56497" calcext:value-type="float">
            <text:p>0,00456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7" calcext:value-type="float">
            <text:p>167</text:p>
          </table:table-cell>
          <table:table-cell office:value-type="float" office:value="0.000511004" calcext:value-type="float">
            <text:p>0,000511</text:p>
          </table:table-cell>
          <table:table-cell office:value-type="float" office:value="0.00323636" calcext:value-type="float">
            <text:p>0,003236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8" calcext:value-type="float">
            <text:p>168</text:p>
          </table:table-cell>
          <table:table-cell office:value-type="float" office:value="0.0000340669" calcext:value-type="float">
            <text:p>0,000034</text:p>
          </table:table-cell>
          <table:table-cell office:value-type="float" office:value="0.00381549" calcext:value-type="float">
            <text:p>0,003815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69" calcext:value-type="float">
            <text:p>16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0" calcext:value-type="float">
            <text:p>17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1" calcext:value-type="float">
            <text:p>171</text:p>
          </table:table-cell>
          <table:table-cell office:value-type="float" office:value="0.000204401" calcext:value-type="float">
            <text:p>0,000204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2" calcext:value-type="float">
            <text:p>17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3" calcext:value-type="float">
            <text:p>173</text:p>
          </table:table-cell>
          <table:table-cell office:value-type="float" office:value="0.000170335" calcext:value-type="float">
            <text:p>0,00017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59903" calcext:value-type="float">
            <text:p>0,00459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4" calcext:value-type="float">
            <text:p>17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43265" calcext:value-type="float">
            <text:p>0,00432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5" calcext:value-type="float">
            <text:p>175</text:p>
          </table:table-cell>
          <table:table-cell office:value-type="float" office:value="0.00088574" calcext:value-type="float">
            <text:p>0,000886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6" calcext:value-type="float">
            <text:p>176</text:p>
          </table:table-cell>
          <table:table-cell office:value-type="float" office:value="0.0328064" calcext:value-type="float">
            <text:p>0,032806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45309" calcext:value-type="float">
            <text:p>0,00453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7" calcext:value-type="float">
            <text:p>177</text:p>
          </table:table-cell>
          <table:table-cell office:value-type="float" office:value="0.00667711" calcext:value-type="float">
            <text:p>0,006677</text:p>
          </table:table-cell>
          <table:table-cell office:value-type="float" office:value="0.00429243" calcext:value-type="float">
            <text:p>0,004292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8" calcext:value-type="float">
            <text:p>178</text:p>
          </table:table-cell>
          <table:table-cell office:value-type="float" office:value="0.0177148" calcext:value-type="float">
            <text:p>0,017715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79" calcext:value-type="float">
            <text:p>179</text:p>
          </table:table-cell>
          <table:table-cell office:value-type="float" office:value="0.00769912" calcext:value-type="float">
            <text:p>0,007699</text:p>
          </table:table-cell>
          <table:table-cell office:value-type="float" office:value="0.00459903" calcext:value-type="float">
            <text:p>0,004599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0" calcext:value-type="float">
            <text:p>180</text:p>
          </table:table-cell>
          <table:table-cell office:value-type="float" office:value="0.0140696" calcext:value-type="float">
            <text:p>0,014070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1" calcext:value-type="float">
            <text:p>181</text:p>
          </table:table-cell>
          <table:table-cell office:value-type="float" office:value="0.0350208" calcext:value-type="float">
            <text:p>0,035021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45309" calcext:value-type="float">
            <text:p>0,00453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2" calcext:value-type="float">
            <text:p>182</text:p>
          </table:table-cell>
          <table:table-cell office:value-type="float" office:value="0.00333856" calcext:value-type="float">
            <text:p>0,003339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3" calcext:value-type="float">
            <text:p>183</text:p>
          </table:table-cell>
          <table:table-cell office:value-type="float" office:value="0.00793759" calcext:value-type="float">
            <text:p>0,007938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4" calcext:value-type="float">
            <text:p>184</text:p>
          </table:table-cell>
          <table:table-cell office:value-type="float" office:value="0.0211215" calcext:value-type="float">
            <text:p>0,021122</text:p>
          </table:table-cell>
          <table:table-cell office:value-type="float" office:value="0.00344076" calcext:value-type="float">
            <text:p>0,003441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5" calcext:value-type="float">
            <text:p>185</text:p>
          </table:table-cell>
          <table:table-cell office:value-type="float" office:value="0.00691558" calcext:value-type="float">
            <text:p>0,006916</text:p>
          </table:table-cell>
          <table:table-cell office:value-type="float" office:value="0.0046331" calcext:value-type="float">
            <text:p>0,004633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6" calcext:value-type="float">
            <text:p>186</text:p>
          </table:table-cell>
          <table:table-cell office:value-type="float" office:value="0.0131839" calcext:value-type="float">
            <text:p>0,013184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7" calcext:value-type="float">
            <text:p>187</text:p>
          </table:table-cell>
          <table:table-cell office:value-type="float" office:value="0.0219391" calcext:value-type="float">
            <text:p>0,021939</text:p>
          </table:table-cell>
          <table:table-cell office:value-type="float" office:value="0.00347482" calcext:value-type="float">
            <text:p>0,003475</text:p>
          </table:table-cell>
          <table:table-cell office:value-type="float" office:value="0.00340669" calcext:value-type="float">
            <text:p>0,00340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8" calcext:value-type="float">
            <text:p>188</text:p>
          </table:table-cell>
          <table:table-cell office:value-type="float" office:value="0.0114465" calcext:value-type="float">
            <text:p>0,011447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89" calcext:value-type="float">
            <text:p>189</text:p>
          </table:table-cell>
          <table:table-cell office:value-type="float" office:value="0.0258568" calcext:value-type="float">
            <text:p>0,025857</text:p>
          </table:table-cell>
          <table:table-cell office:value-type="float" office:value="0.00439463" calcext:value-type="float">
            <text:p>0,004395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0" calcext:value-type="float">
            <text:p>190</text:p>
          </table:table-cell>
          <table:table-cell office:value-type="float" office:value="0.0404034" calcext:value-type="float">
            <text:p>0,040403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44287" calcext:value-type="float">
            <text:p>0,00442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1" calcext:value-type="float">
            <text:p>191</text:p>
          </table:table-cell>
          <table:table-cell office:value-type="float" office:value="0.0106289" calcext:value-type="float">
            <text:p>0,010629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40199" calcext:value-type="float">
            <text:p>0,00402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2" calcext:value-type="float">
            <text:p>19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3" calcext:value-type="float">
            <text:p>19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4" calcext:value-type="float">
            <text:p>194</text:p>
          </table:table-cell>
          <table:table-cell office:value-type="float" office:value="0.000408803" calcext:value-type="float">
            <text:p>0,000409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333856" calcext:value-type="float">
            <text:p>0,00333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5" calcext:value-type="float">
            <text:p>19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56497" calcext:value-type="float">
            <text:p>0,004565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6" calcext:value-type="float">
            <text:p>19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7" calcext:value-type="float">
            <text:p>19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44076" calcext:value-type="float">
            <text:p>0,003441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8" calcext:value-type="float">
            <text:p>19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405396" calcext:value-type="float">
            <text:p>0,00405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199" calcext:value-type="float">
            <text:p>19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0" calcext:value-type="float">
            <text:p>20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1549" calcext:value-type="float">
            <text:p>0,003815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1" calcext:value-type="float">
            <text:p>20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9463" calcext:value-type="float">
            <text:p>0,004395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2" calcext:value-type="float">
            <text:p>20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3" calcext:value-type="float">
            <text:p>20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4" calcext:value-type="float">
            <text:p>20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40669" calcext:value-type="float">
            <text:p>0,003407</text:p>
          </table:table-cell>
          <table:table-cell office:value-type="float" office:value="0.00487157" calcext:value-type="float">
            <text:p>0,00487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5" calcext:value-type="float">
            <text:p>20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9023" calcext:value-type="float">
            <text:p>0,004190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6" calcext:value-type="float">
            <text:p>20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7" calcext:value-type="float">
            <text:p>20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8" calcext:value-type="float">
            <text:p>208</text:p>
          </table:table-cell>
          <table:table-cell office:value-type="float" office:value="0.299346" calcext:value-type="float">
            <text:p>0,299346</text:p>
          </table:table-cell>
          <table:table-cell office:value-type="float" office:value="0.00497377" calcext:value-type="float">
            <text:p>0,004974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09" calcext:value-type="float">
            <text:p>209</text:p>
          </table:table-cell>
          <table:table-cell office:value-type="float" office:value="0.127887" calcext:value-type="float">
            <text:p>0,127887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0" calcext:value-type="float">
            <text:p>21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5176" calcext:value-type="float">
            <text:p>0,003952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1" calcext:value-type="float">
            <text:p>2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5616" calcext:value-type="float">
            <text:p>0,004156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2" calcext:value-type="float">
            <text:p>21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6276" calcext:value-type="float">
            <text:p>0,004463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3" calcext:value-type="float">
            <text:p>2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330449" calcext:value-type="float">
            <text:p>0,00330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4" calcext:value-type="float">
            <text:p>214</text:p>
          </table:table-cell>
          <table:table-cell office:value-type="float" office:value="0" calcext:value-type="float">
            <text:p>0,000000</text:p>
          </table:table-cell>
          <table:table-cell table:number-columns-repeated="2"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5" calcext:value-type="float">
            <text:p>21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6" calcext:value-type="float">
            <text:p>21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4736" calcext:value-type="float">
            <text:p>0,003747</text:p>
          </table:table-cell>
          <table:table-cell office:value-type="float" office:value="0.00429243" calcext:value-type="float">
            <text:p>0,0042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7" calcext:value-type="float">
            <text:p>21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8803" calcext:value-type="float">
            <text:p>0,004088</text:p>
          </table:table-cell>
          <table:table-cell office:value-type="float" office:value="0.00330449" calcext:value-type="float">
            <text:p>0,00330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8" calcext:value-type="float">
            <text:p>21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1549" calcext:value-type="float">
            <text:p>0,003815</text:p>
          </table:table-cell>
          <table:table-cell office:value-type="float" office:value="0.00364516" calcext:value-type="float">
            <text:p>0,00364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19" calcext:value-type="float">
            <text:p>21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9023" calcext:value-type="float">
            <text:p>0,004190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0" calcext:value-type="float">
            <text:p>22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429243" calcext:value-type="float">
            <text:p>0,0042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1" calcext:value-type="float">
            <text:p>22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446276" calcext:value-type="float">
            <text:p>0,00446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2" calcext:value-type="float">
            <text:p>2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9683" calcext:value-type="float">
            <text:p>0,004497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3" calcext:value-type="float">
            <text:p>22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9023" calcext:value-type="float">
            <text:p>0,004190</text:p>
          </table:table-cell>
          <table:table-cell office:value-type="float" office:value="0.00340669" calcext:value-type="float">
            <text:p>0,00340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4" calcext:value-type="float">
            <text:p>22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7923" calcext:value-type="float">
            <text:p>0,003679</text:p>
          </table:table-cell>
          <table:table-cell office:value-type="float" office:value="0.00378143" calcext:value-type="float">
            <text:p>0,00378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5" calcext:value-type="float">
            <text:p>22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5836" calcext:value-type="float">
            <text:p>0,004258</text:p>
          </table:table-cell>
          <table:table-cell office:value-type="float" office:value="0.00337262" calcext:value-type="float">
            <text:p>0,00337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6" calcext:value-type="float">
            <text:p>226</text:p>
          </table:table-cell>
          <table:table-cell office:value-type="float" office:value="0.000136268" calcext:value-type="float">
            <text:p>0,000136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57703" calcext:value-type="float">
            <text:p>0,00357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7" calcext:value-type="float">
            <text:p>22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8583" calcext:value-type="float">
            <text:p>0,003986</text:p>
          </table:table-cell>
          <table:table-cell office:value-type="float" office:value="0.00391769" calcext:value-type="float">
            <text:p>0,00391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8" calcext:value-type="float">
            <text:p>22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4516" calcext:value-type="float">
            <text:p>0,003645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29" calcext:value-type="float">
            <text:p>22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0" calcext:value-type="float">
            <text:p>23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1" calcext:value-type="float">
            <text:p>23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5396" calcext:value-type="float">
            <text:p>0,004054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2" calcext:value-type="float">
            <text:p>23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46276" calcext:value-type="float">
            <text:p>0,004463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3" calcext:value-type="float">
            <text:p>23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61109" calcext:value-type="float">
            <text:p>0,003611</text:p>
          </table:table-cell>
          <table:table-cell office:value-type="float" office:value="0.00446276" calcext:value-type="float">
            <text:p>0,00446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4" calcext:value-type="float">
            <text:p>23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265" calcext:value-type="float">
            <text:p>0,004327</text:p>
          </table:table-cell>
          <table:table-cell office:value-type="float" office:value="0.00381549" calcext:value-type="float">
            <text:p>0,00381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5" calcext:value-type="float">
            <text:p>23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1549" calcext:value-type="float">
            <text:p>0,003815</text:p>
          </table:table-cell>
          <table:table-cell office:value-type="float" office:value="0.0042243" calcext:value-type="float">
            <text:p>0,004224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6" calcext:value-type="float">
            <text:p>23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7" calcext:value-type="float">
            <text:p>23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8" calcext:value-type="float">
            <text:p>23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39" calcext:value-type="float">
            <text:p>23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374736" calcext:value-type="float">
            <text:p>0,00374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0" calcext:value-type="float">
            <text:p>24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4956" calcext:value-type="float">
            <text:p>0,003850</text:p>
          </table:table-cell>
          <table:table-cell office:value-type="float" office:value="0.00456497" calcext:value-type="float">
            <text:p>0,004565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1" calcext:value-type="float">
            <text:p>24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84956" calcext:value-type="float">
            <text:p>0,003850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2" calcext:value-type="float">
            <text:p>24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1221" calcext:value-type="float">
            <text:p>0,004122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3" calcext:value-type="float">
            <text:p>24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4296" calcext:value-type="float">
            <text:p>0,003543</text:p>
          </table:table-cell>
          <table:table-cell office:value-type="float" office:value="0.00408803" calcext:value-type="float">
            <text:p>0,004088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4" calcext:value-type="float">
            <text:p>24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8143" calcext:value-type="float">
            <text:p>0,003781</text:p>
          </table:table-cell>
          <table:table-cell office:value-type="float" office:value="0.00367923" calcext:value-type="float">
            <text:p>0,00367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5" calcext:value-type="float">
            <text:p>24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91769" calcext:value-type="float">
            <text:p>0,003918</text:p>
          </table:table-cell>
          <table:table-cell office:value-type="float" office:value="0.00371329" calcext:value-type="float">
            <text:p>0,00371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6" calcext:value-type="float">
            <text:p>24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9397" calcext:value-type="float">
            <text:p>0,004940</text:p>
          </table:table-cell>
          <table:table-cell office:value-type="float" office:value="0.00415616" calcext:value-type="float">
            <text:p>0,00415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7" calcext:value-type="float">
            <text:p>24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2243" calcext:value-type="float">
            <text:p>0,004224</text:p>
          </table:table-cell>
          <table:table-cell office:value-type="float" office:value="0.00398583" calcext:value-type="float">
            <text:p>0,003986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8" calcext:value-type="float">
            <text:p>24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49" calcext:value-type="float">
            <text:p>24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88363" calcext:value-type="float">
            <text:p>0,003884</text:p>
          </table:table-cell>
          <table:table-cell office:value-type="float" office:value="0.00436056" calcext:value-type="float">
            <text:p>0,00436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0" calcext:value-type="float">
            <text:p>25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57703" calcext:value-type="float">
            <text:p>0,003577</text:p>
          </table:table-cell>
          <table:table-cell office:value-type="float" office:value="0.00350889" calcext:value-type="float">
            <text:p>0,003509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1" calcext:value-type="float">
            <text:p>25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0199" calcext:value-type="float">
            <text:p>0,004020</text:p>
          </table:table-cell>
          <table:table-cell office:value-type="float" office:value="0.00354296" calcext:value-type="float">
            <text:p>0,00354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2" calcext:value-type="float">
            <text:p>25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36056" calcext:value-type="float">
            <text:p>0,004361</text:p>
          </table:table-cell>
          <table:table-cell office:value-type="float" office:value="0.00395176" calcext:value-type="float">
            <text:p>0,00395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3" calcext:value-type="float">
            <text:p>253</text:p>
          </table:table-cell>
          <table:table-cell office:value-type="float" office:value="0" calcext:value-type="float">
            <text:p>0,000000</text:p>
          </table:table-cell>
          <table:table-cell table:number-columns-repeated="2" office:value-type="float" office:value="0.00357703" calcext:value-type="float">
            <text:p>0,003577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4" calcext:value-type="float">
            <text:p>254</text:p>
          </table:table-cell>
          <table:table-cell office:value-type="float" office:value="0" calcext:value-type="float">
            <text:p>0,000000</text:p>
          </table:table-cell>
          <table:table-cell table:number-columns-repeated="2" office:value-type="float" office:value="0.00361109" calcext:value-type="float">
            <text:p>0,003611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16369"/>
        </table:table-row>
        <table:table-row table:style-name="ro1">
          <table:table-cell table:style-name="ce13" office:value-type="float" office:value="255" calcext:value-type="float">
            <text:p>25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71329" calcext:value-type="float">
            <text:p>0,003713</text:p>
          </table:table-cell>
          <table:table-cell office:value-type="float" office:value="0.00388363" calcext:value-type="float">
            <text:p>0,003884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/>
          <table:table-cell table:style-name="ce15" table:formula="of:=SUM([.B2:.B257])" office:value-type="float" office:value="0.9999999214" calcext:value-type="float">
            <text:p>1,00</text:p>
          </table:table-cell>
          <table:table-cell table:style-name="ce15" table:formula="of:=SUM([.C2:.C257])" office:value-type="float" office:value="1.00000012" calcext:value-type="float">
            <text:p>1,00</text:p>
          </table:table-cell>
          <table:table-cell table:number-columns-repeated="11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SCII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#</text:p>
          </table:table-cell>
          <table:table-cell table:number-columns-repeated="16364"/>
        </table:table-row>
        <table:table-row table:style-name="ro1" table:number-rows-repeated="256">
          <table:table-cell table:number-columns-repeated="15"/>
          <table:table-cell table:style-name="Default"/>
          <table:table-cell table:number-columns-repeated="16368"/>
        </table:table-row>
        <table:table-row table:style-name="ro1" table:number-rows-repeated="10480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корреляция" table:style-name="ta1">
        <table:table-column table:style-name="co10" table:default-cell-style-name="ce9"/>
        <table:table-column table:style-name="co11" table:default-cell-style-name="ce9"/>
        <table:table-column table:style-name="co6" table:number-columns-repeated="16382" table:default-cell-style-name="ce9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1638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,00</text:p>
          </table:table-cell>
          <table:table-cell table:number-columns-repeated="16382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0,00730073</text:p>
          </table:table-cell>
          <table:table-cell table:number-columns-repeated="16382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-0,00270027</text:p>
          </table:table-cell>
          <table:table-cell table:number-columns-repeated="16382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5" office:value-type="string" calcext:value-type="string">
            <text:p>-0,00710071</text:p>
          </table:table-cell>
          <table:table-cell table:number-columns-repeated="16382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5" office:value-type="string" calcext:value-type="string">
            <text:p>-0,00330033</text:p>
          </table:table-cell>
          <table:table-cell table:number-columns-repeated="16382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5" office:value-type="string" calcext:value-type="string">
            <text:p>0,00810081</text:p>
          </table:table-cell>
          <table:table-cell table:number-columns-repeated="16382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5" office:value-type="string" calcext:value-type="string">
            <text:p>-0,00790079</text:p>
          </table:table-cell>
          <table:table-cell table:number-columns-repeated="16382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5" office:value-type="string" calcext:value-type="string">
            <text:p>-0,0161016</text:p>
          </table:table-cell>
          <table:table-cell table:number-columns-repeated="16382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5" office:value-type="string" calcext:value-type="string">
            <text:p>-0,00350035</text:p>
          </table:table-cell>
          <table:table-cell table:number-columns-repeated="16382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-0,00770077</text:p>
          </table:table-cell>
          <table:table-cell table:number-columns-repeated="16382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5" office:value-type="string" calcext:value-type="string">
            <text:p>0,00650065</text:p>
          </table:table-cell>
          <table:table-cell table:number-columns-repeated="16382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5" office:value-type="string" calcext:value-type="string">
            <text:p>-0,00790079</text:p>
          </table:table-cell>
          <table:table-cell table:number-columns-repeated="16382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5" office:value-type="string" calcext:value-type="string">
            <text:p>-0,00870087</text:p>
          </table:table-cell>
          <table:table-cell table:number-columns-repeated="16382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5" office:value-type="string" calcext:value-type="string">
            <text:p>0,00510051</text:p>
          </table:table-cell>
          <table:table-cell table:number-columns-repeated="16382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5" office:value-type="string" calcext:value-type="string">
            <text:p>-0,00730073</text:p>
          </table:table-cell>
          <table:table-cell table:number-columns-repeated="16382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5" office:value-type="string" calcext:value-type="string">
            <text:p>-0,00290029</text:p>
          </table:table-cell>
          <table:table-cell table:number-columns-repeated="16382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5" office:value-type="string" calcext:value-type="string">
            <text:p>-0,0147015</text:p>
          </table:table-cell>
          <table:table-cell table:number-columns-repeated="16382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5" office:value-type="string" calcext:value-type="string">
            <text:p>-0,00790079</text:p>
          </table:table-cell>
          <table:table-cell table:number-columns-repeated="16382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5" office:value-type="string" calcext:value-type="string">
            <text:p>-0,00210021</text:p>
          </table:table-cell>
          <table:table-cell table:number-columns-repeated="16382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5" office:value-type="string" calcext:value-type="string">
            <text:p>0,00490049</text:p>
          </table:table-cell>
          <table:table-cell table:number-columns-repeated="16382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5" office:value-type="string" calcext:value-type="string">
            <text:p>-0,00890089</text:p>
          </table:table-cell>
          <table:table-cell table:number-columns-repeated="16382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5" office:value-type="string" calcext:value-type="string">
            <text:p>-0,00610061</text:p>
          </table:table-cell>
          <table:table-cell table:number-columns-repeated="16382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5" office:value-type="string" calcext:value-type="string">
            <text:p>-0,00250025</text:p>
          </table:table-cell>
          <table:table-cell table:number-columns-repeated="16382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5" office:value-type="string" calcext:value-type="string">
            <text:p>-0,010301</text:p>
          </table:table-cell>
          <table:table-cell table:number-columns-repeated="16382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5" office:value-type="string" calcext:value-type="string">
            <text:p>-0,010301</text:p>
          </table:table-cell>
          <table:table-cell table:number-columns-repeated="16382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5" office:value-type="string" calcext:value-type="string">
            <text:p>-0,0105011</text:p>
          </table:table-cell>
          <table:table-cell table:number-columns-repeated="16382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5" office:value-type="string" calcext:value-type="string">
            <text:p>-0,00650065</text:p>
          </table:table-cell>
          <table:table-cell table:number-columns-repeated="16382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5" office:value-type="string" calcext:value-type="string">
            <text:p>0,0141014</text:p>
          </table:table-cell>
          <table:table-cell table:number-columns-repeated="16382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5" office:value-type="string" calcext:value-type="string">
            <text:p>-0,00910091</text:p>
          </table:table-cell>
          <table:table-cell table:number-columns-repeated="16382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5" office:value-type="string" calcext:value-type="string">
            <text:p>-0,00110011</text:p>
          </table:table-cell>
          <table:table-cell table:number-columns-repeated="16382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5" office:value-type="string" calcext:value-type="string">
            <text:p>-0,00010001</text:p>
          </table:table-cell>
          <table:table-cell table:number-columns-repeated="16382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5" office:value-type="string" calcext:value-type="string">
            <text:p>-0,00990099</text:p>
          </table:table-cell>
          <table:table-cell table:number-columns-repeated="16382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5" office:value-type="string" calcext:value-type="string">
            <text:p>-0,00290029</text:p>
          </table:table-cell>
          <table:table-cell table:number-columns-repeated="16382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.00.0000</text:date>, <text:time style:data-style-name="N2" text:time-value="16:58:11.75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12:32:23.910000000</meta:creation-date>
    <dc:date>2024-04-17T16:58:33.707000000</dc:date>
    <meta:editing-duration>PT2H43M54S</meta:editing-duration>
    <meta:editing-cycles>52</meta:editing-cycles>
    <meta:generator>LibreOffice/24.2.0.3$Windows_X86_64 LibreOffice_project/da48488a73ddd66ea24cf16bbc4f7b9c08e9bea1</meta:generator>
    <meta:document-statistic meta:table-count="4" meta:cell-count="1233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6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406cm" svg:height="8.736cm" xlink:href=".." xlink:type="simple" chart:class="chart:bar" chart:style-name="ch1">
        <chart:title svg:x="14.694cm" svg:y="0.31cm" chart:style-name="ch2">
          <text:p>Punmask</text:p>
        </chart:title>
        <chart:legend chart:legend-position="end" svg:x="29.222cm" svg:y="4.069cm" style:legend-expansion="high" chart:style-name="ch3"/>
        <chart:plot-area chart:style-name="ch4" table:cell-range-address="Маскирование.A1:Маскирование.B257" chart:data-source-has-labels="both" svg:x="0.628cm" svg:y="1.263cm" svg:width="27.966cm" svg:height="7.299cm">
          <chart:coordinate-region svg:x="2.308cm" svg:y="1.463cm" svg:width="26.286cm" svg:height="6.175cm"/>
          <chart:axis chart:dimension="x" chart:name="primary-x" chart:style-name="ch5" chartooo:axis-type="auto">
            <chartooo:date-scale/>
            <chart:categories table:cell-range-address="Маскирование.A2:Маскирование.A25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Маскирование.B2:Маскирование.B257" chart:label-cell-address="Маскирование.B1:Маскирование.B1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nmask</text:p>
                <draw:g>
                  <svg:desc>Маскирование.B1:Маскирование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Маскирование.A2:Маскирование.A257</svg:desc>
                </draw:g>
              </table:table-cell>
              <table:table-cell office:value-type="float" office:value="0">
                <text:p>0</text:p>
                <draw:g>
                  <svg:desc>Маскирование.B2:Маскирование.B25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446">
                <text:p>0.0244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2446">
                <text:p>0.024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747087">
                <text:p>0.074708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207808">
                <text:p>0.0020780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545071">
                <text:p>0.00054507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340669">
                <text:p>0.000034066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102201">
                <text:p>0.00010220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817606">
                <text:p>0.0081760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160114">
                <text:p>0.0016011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562104">
                <text:p>0.0056210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953873">
                <text:p>0.00095387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044287">
                <text:p>0.0004428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0238468">
                <text:p>0.00023846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00340669">
                <text:p>0.000034066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136268">
                <text:p>0.00013626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136268">
                <text:p>0.00013626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0102201">
                <text:p>0.0001022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0340669">
                <text:p>0.000034066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044287">
                <text:p>0.0004428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190775">
                <text:p>0.019077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21905">
                <text:p>0.0219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24971">
                <text:p>0.02497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125707">
                <text:p>0.012570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0238468">
                <text:p>0.00023846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507597">
                <text:p>0.0050759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126048">
                <text:p>0.0012604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555291">
                <text:p>0.0055529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0511004">
                <text:p>0.00051100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00340669">
                <text:p>0.000034066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834639">
                <text:p>0.0083463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923213">
                <text:p>0.0092321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0783539">
                <text:p>0.00078353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102201">
                <text:p>0.010220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0817606">
                <text:p>0.00081760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160114">
                <text:p>0.0016011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241875">
                <text:p>0.0024187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0374736">
                <text:p>0.00037473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0953873">
                <text:p>0.00095387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0374736">
                <text:p>0.00037473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44287">
                <text:p>0.0004428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0681338">
                <text:p>0.00068133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289569">
                <text:p>0.0028956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0136268">
                <text:p>0.00013626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0953873">
                <text:p>0.00095387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0408803">
                <text:p>0.00040880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0783539">
                <text:p>0.00078353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170335">
                <text:p>0.0017033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190775">
                <text:p>0.0019077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109014">
                <text:p>0.0010901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408803">
                <text:p>0.00040880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258908">
                <text:p>0.0025890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115827">
                <text:p>0.0011582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0238468">
                <text:p>0.00023846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00340669">
                <text:p>0.000034066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0272535">
                <text:p>0.00027253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0511004">
                <text:p>0.00051100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00340669">
                <text:p>0.000034066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0204401">
                <text:p>0.00020440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0170335">
                <text:p>0.00017033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088574">
                <text:p>0.0008857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328064">
                <text:p>0.032806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667711">
                <text:p>0.0066771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177148">
                <text:p>0.017714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769912">
                <text:p>0.0076991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140696">
                <text:p>0.014069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350208">
                <text:p>0.035020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333856">
                <text:p>0.0033385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793759">
                <text:p>0.0079375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211215">
                <text:p>0.021121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691558">
                <text:p>0.0069155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131839">
                <text:p>0.013183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219391">
                <text:p>0.021939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114465">
                <text:p>0.011446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258568">
                <text:p>0.025856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404034">
                <text:p>0.040403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106289">
                <text:p>0.010628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0408803">
                <text:p>0.00040880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299346">
                <text:p>0.29934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127887">
                <text:p>0.12788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0136268">
                <text:p>0.00013626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6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526cm" svg:height="9.048cm" xlink:href=".." xlink:type="simple" chart:class="chart:bar" chart:style-name="ch1">
        <chart:title svg:x="15.005cm" svg:y="0.316cm" chart:style-name="ch2">
          <text:p>Pmask</text:p>
        </chart:title>
        <chart:legend chart:legend-position="end" svg:x="29.739cm" svg:y="4.225cm" style:legend-expansion="high" chart:style-name="ch3"/>
        <chart:plot-area chart:style-name="ch4" table:cell-range-address="Маскирование.A2:Маскирование.A257 Маскирование.C1:Маскирование.C257" chart:data-source-has-labels="both" svg:x="0.63cm" svg:y="1.275cm" svg:width="28.479cm" svg:height="7.593cm">
          <chart:coordinate-region svg:x="2.31cm" svg:y="1.475cm" svg:width="26.799cm" svg:height="6.469cm"/>
          <chart:axis chart:dimension="x" chart:name="primary-x" chart:style-name="ch5" chartooo:axis-type="auto">
            <chartooo:date-scale/>
            <chart:categories table:cell-range-address="Маскирование.A2:Маскирование.A25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Маскирование.C2:Маскирование.C257" chart:label-cell-address="Маскирование.C1:Маскирование.C1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ask</text:p>
                <draw:g>
                  <svg:desc>Маскирование.C1:Маскирование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Маскирование.A2:Маскирование.A257</svg:desc>
                </draw:g>
              </table:table-cell>
              <table:table-cell office:value-type="float" office:value="0.0040199">
                <text:p>0.0040199</text:p>
                <draw:g>
                  <svg:desc>Маскирование.C2:Маскирование.C25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425836">
                <text:p>0.004258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449683">
                <text:p>0.004496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45309">
                <text:p>0.00453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459903">
                <text:p>0.004599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429243">
                <text:p>0.004292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429243">
                <text:p>0.0042924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327042">
                <text:p>0.0032704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340669">
                <text:p>0.0034066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449683">
                <text:p>0.0044968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313416">
                <text:p>0.0031341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425836">
                <text:p>0.0042583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340669">
                <text:p>0.0034066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436056">
                <text:p>0.0043605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327042">
                <text:p>0.0032704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436056">
                <text:p>0.0043605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429243">
                <text:p>0.0042924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459903">
                <text:p>0.0045990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344076">
                <text:p>0.0034407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46331">
                <text:p>0.004633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439463">
                <text:p>0.0043946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456497">
                <text:p>0.0045649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344076">
                <text:p>0.0034407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439463">
                <text:p>0.0043946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340669">
                <text:p>0.0034066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497377">
                <text:p>0.0049737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415616">
                <text:p>0.0041561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449683">
                <text:p>0.0044968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425836">
                <text:p>0.0042583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49397">
                <text:p>0.004939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436056">
                <text:p>0.0043605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371329">
                <text:p>0.00371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6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462cm" svg:height="9.049cm" xlink:href=".." xlink:type="simple" chart:class="chart:bar" chart:style-name="ch1">
        <chart:title svg:x="14.073cm" svg:y="0.316cm" chart:style-name="ch2">
          <text:p>Ppredominance</text:p>
        </chart:title>
        <chart:legend chart:legend-position="end" svg:x="28.299cm" svg:y="4.225cm" style:legend-expansion="high" chart:style-name="ch3"/>
        <chart:plot-area chart:style-name="ch4" table:cell-range-address="Маскирование.A2:Маскирование.A257 Маскирование.D1:Маскирование.D1 Маскирование.C2:Маскирование.C257" chart:data-source-has-labels="both" svg:x="0.629cm" svg:y="1.275cm" svg:width="27.041cm" svg:height="7.594cm">
          <chart:coordinate-region svg:x="2.309cm" svg:y="1.474cm" svg:width="25.361cm" svg:height="6.471cm"/>
          <chart:axis chart:dimension="x" chart:name="primary-x" chart:style-name="ch5" chartooo:axis-type="auto">
            <chartooo:date-scale/>
            <chart:categories table:cell-range-address="Маскирование.A2:Маскирование.A25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Маскирование.C2:Маскирование.C257" chart:label-cell-address="Маскирование.D1:Маскирование.D1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predominance</text:p>
                <draw:g>
                  <svg:desc>Маскирование.D1:Маскирование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Маскирование.A2:Маскирование.A257</svg:desc>
                </draw:g>
              </table:table-cell>
              <table:table-cell office:value-type="float" office:value="0.0040199">
                <text:p>0.0040199</text:p>
                <draw:g>
                  <svg:desc>Маскирование.C2:Маскирование.C25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425836">
                <text:p>0.004258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449683">
                <text:p>0.004496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45309">
                <text:p>0.00453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459903">
                <text:p>0.004599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429243">
                <text:p>0.004292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429243">
                <text:p>0.0042924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327042">
                <text:p>0.0032704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340669">
                <text:p>0.0034066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449683">
                <text:p>0.0044968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313416">
                <text:p>0.0031341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425836">
                <text:p>0.0042583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340669">
                <text:p>0.0034066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371329">
                <text:p>0.0037132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436056">
                <text:p>0.0043605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327042">
                <text:p>0.0032704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44287">
                <text:p>0.004428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436056">
                <text:p>0.0043605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350889">
                <text:p>0.0035088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323636">
                <text:p>0.0032363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429243">
                <text:p>0.0042924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459903">
                <text:p>0.0045990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344076">
                <text:p>0.0034407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46331">
                <text:p>0.004633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347482">
                <text:p>0.0034748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439463">
                <text:p>0.0043946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456497">
                <text:p>0.0045649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344076">
                <text:p>0.0034407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439463">
                <text:p>0.0043946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340669">
                <text:p>0.0034066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497377">
                <text:p>0.0049737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395176">
                <text:p>0.0039517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415616">
                <text:p>0.0041561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374736">
                <text:p>0.0037473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408803">
                <text:p>0.0040880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449683">
                <text:p>0.0044968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419023">
                <text:p>0.0041902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367923">
                <text:p>0.0036792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425836">
                <text:p>0.0042583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398583">
                <text:p>0.0039858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364516">
                <text:p>0.0036451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405396">
                <text:p>0.0040539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446276">
                <text:p>0.0044627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43265">
                <text:p>0.004326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381549">
                <text:p>0.0038154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384956">
                <text:p>0.00384956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41221">
                <text:p>0.004122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354296">
                <text:p>0.0035429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378143">
                <text:p>0.00378143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391769">
                <text:p>0.0039176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49397">
                <text:p>0.004939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42243">
                <text:p>0.004224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388363">
                <text:p>0.0038836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40199">
                <text:p>0.004019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436056">
                <text:p>0.0043605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357703">
                <text:p>0.0035770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361109">
                <text:p>0.0036110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371329">
                <text:p>0.003713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84cm" svg:y="3.205cm" style:legend-expansion="high" chart:style-name="ch2"/>
        <chart:plot-area chart:style-name="ch3" table:cell-range-address="Единицы.E2:Единицы.J4 Единицы.F1:Единицы.J1" chart:data-source-has-labels="both" svg:x="0.32cm" svg:y="0.18cm" svg:width="13.944cm" svg:height="8.64cm">
          <chart:coordinate-region svg:x="1.047cm" svg:y="0.38cm" svg:width="13.217cm" svg:height="7.793cm"/>
          <chart:axis chart:dimension="x" chart:name="primary-x" chart:style-name="ch4" chartooo:axis-type="auto">
            <chartooo:date-scale/>
            <chart:categories table:cell-range-address="Единицы.E2:Единицы.E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Единицы.F2:Единицы.F4" chart:label-cell-address="Единицы.F1:Единицы.F1" chart:class="chart:bar">
            <chart:data-point chart:repeated="3"/>
          </chart:series>
          <chart:series chart:style-name="ch8" chart:values-cell-range-address="Единицы.G2:Единицы.G4" chart:label-cell-address="Единицы.G1:Единицы.G1" chart:class="chart:bar">
            <chart:data-point chart:repeated="3"/>
          </chart:series>
          <chart:series chart:style-name="ch9" chart:values-cell-range-address="Единицы.H2:Единицы.H4" chart:label-cell-address="Единицы.H1:Единицы.H1" chart:class="chart:bar">
            <chart:data-point chart:repeated="3"/>
          </chart:series>
          <chart:series chart:style-name="ch10" chart:values-cell-range-address="Единицы.I2:Единицы.I4" chart:label-cell-address="Единицы.I1:Единицы.I1" chart:class="chart:bar">
            <chart:data-point chart:repeated="3"/>
          </chart:series>
          <chart:series chart:style-name="ch11" chart:values-cell-range-address="Единицы.J2:Единицы.J4" chart:label-cell-address="Единицы.J1:Единицы.J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ед</text:p>
                <draw:g>
                  <svg:desc>Единицы.F1:Единицы.F1</svg:desc>
                </draw:g>
              </table:table-cell>
              <table:table-cell office:value-type="string">
                <text:p>1 ед</text:p>
                <draw:g>
                  <svg:desc>Единицы.G1:Единицы.G1</svg:desc>
                </draw:g>
              </table:table-cell>
              <table:table-cell office:value-type="string">
                <text:p>2 ед</text:p>
                <draw:g>
                  <svg:desc>Единицы.H1:Единицы.H1</svg:desc>
                </draw:g>
              </table:table-cell>
              <table:table-cell office:value-type="string">
                <text:p>3 ед</text:p>
                <draw:g>
                  <svg:desc>Единицы.I1:Единицы.I1</svg:desc>
                </draw:g>
              </table:table-cell>
              <table:table-cell office:value-type="string">
                <text:p>4 ед</text:p>
                <draw:g>
                  <svg:desc>Единицы.J1:Единицы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бита</text:p>
                <draw:g>
                  <svg:desc>Единицы.E2:Единицы.E4</svg:desc>
                </draw:g>
              </table:table-cell>
              <table:table-cell office:value-type="float" office:value="0.250317">
                <text:p>0.250317</text:p>
                <draw:g>
                  <svg:desc>Единицы.F2:Единицы.F4</svg:desc>
                </draw:g>
              </table:table-cell>
              <table:table-cell office:value-type="float" office:value="0.499506">
                <text:p>0.499506</text:p>
                <draw:g>
                  <svg:desc>Единицы.G2:Единицы.G4</svg:desc>
                </draw:g>
              </table:table-cell>
              <table:table-cell office:value-type="float" office:value="0.250176">
                <text:p>0.250176</text:p>
                <draw:g>
                  <svg:desc>Единицы.H2:Единицы.H4</svg:desc>
                </draw:g>
              </table:table-cell>
              <table:table-cell office:value-type="float" office:value="NaN">
                <text:p>NaN</text:p>
                <draw:g>
                  <svg:desc>Единицы.I2:Единицы.I4</svg:desc>
                </draw:g>
              </table:table-cell>
              <table:table-cell office:value-type="float" office:value="NaN">
                <text:p>NaN</text:p>
                <draw:g>
                  <svg:desc>Единицы.J2:Единицы.J4</svg:desc>
                </draw:g>
              </table:table-cell>
            </table:table-row>
            <table:table-row>
              <table:table-cell office:value-type="string">
                <text:p>3 бита</text:p>
              </table:table-cell>
              <table:table-cell office:value-type="float" office:value="0.125421">
                <text:p>0.125421</text:p>
              </table:table-cell>
              <table:table-cell office:value-type="float" office:value="0.374625">
                <text:p>0.374625</text:p>
              </table:table-cell>
              <table:table-cell office:value-type="float" office:value="0.374695">
                <text:p>0.374695</text:p>
              </table:table-cell>
              <table:table-cell office:value-type="float" office:value="0.125257">
                <text:p>0.125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бита</text:p>
              </table:table-cell>
              <table:table-cell office:value-type="float" office:value="0.062931">
                <text:p>0.062931</text:p>
              </table:table-cell>
              <table:table-cell office:value-type="float" office:value="0.249709">
                <text:p>0.249709</text:p>
              </table:table-cell>
              <table:table-cell office:value-type="float" office:value="0.374917">
                <text:p>0.374917</text:p>
              </table:table-cell>
              <table:table-cell office:value-type="float" office:value="0.249589">
                <text:p>0.249589</text:p>
              </table:table-cell>
              <table:table-cell office:value-type="float" office:value="0.062851">
                <text:p>0.0628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